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ff00" draw:auto-grow-width="true" fo:min-height="0.55cm" fo:min-width="3.5cm"/>
    </style:style>
    <style:style style:name="gr2" style:family="graphic" style:parent-style-name="standard">
      <style:graphic-properties draw:stroke="none" draw:fill="solid" draw:fill-color="#00ff00" draw:auto-grow-width="true" fo:min-height="0.898cm" fo:min-width="3.5cm"/>
    </style:style>
    <style:style style:name="gr3" style:family="graphic" style:parent-style-name="standard">
      <style:graphic-properties draw:stroke="none" draw:fill="solid" draw:fill-color="#00ff00" draw:auto-grow-width="true" fo:min-height="0.75cm" fo:min-width="3.75cm"/>
    </style:style>
    <style:style style:name="gr4" style:family="graphic" style:parent-style-name="standard">
      <style:graphic-properties draw:stroke="none" draw:fill="solid" draw:fill-color="#00ff00" draw:auto-grow-width="true" fo:min-height="0.75cm" fo:min-width="3.5cm"/>
    </style:style>
    <style:style style:name="gr5" style:family="graphic" style:parent-style-name="standard">
      <style:graphic-properties draw:stroke="none" draw:fill="solid" draw:fill-color="#00ff00" draw:auto-grow-width="true" fo:min-height="0.798cm" fo:min-width="3.5cm"/>
    </style:style>
    <style:style style:name="gr6" style:family="graphic" style:parent-style-name="standard">
      <style:graphic-properties draw:stroke="none" draw:fill="solid" draw:fill-color="#ffff00" draw:auto-grow-width="true" fo:min-height="0.55cm" fo:min-width="1.3cm"/>
    </style:style>
    <style:style style:name="gr7" style:family="graphic" style:parent-style-name="standard">
      <style:graphic-properties draw:stroke="none" draw:fill="solid" draw:fill-color="#00ffff" draw:auto-grow-width="true" fo:min-height="0.55cm" fo:min-width="1.3cm"/>
    </style:style>
    <style:style style:name="gr8" style:family="graphic" style:parent-style-name="standard">
      <style:graphic-properties draw:stroke="none" draw:fill="solid" draw:fill-color="#ff00ff" draw:auto-grow-width="true" fo:min-height="0.55cm" fo:min-width="1.3cm"/>
    </style:style>
    <style:style style:name="gr9" style:family="graphic" style:parent-style-name="standard">
      <style:graphic-properties draw:stroke="none" draw:fill="solid" draw:fill-color="#00ffff" draw:auto-grow-width="true" fo:min-height="0.55cm" fo:min-width="1.902cm"/>
    </style:style>
    <style:style style:name="gr10" style:family="graphic" style:parent-style-name="standard">
      <style:graphic-properties draw:stroke="none" draw:fill="solid" draw:fill-color="#ffff00" draw:auto-grow-width="true" fo:min-height="0.55cm" fo:min-width="1.902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draw:fill="none" fo:min-height="20.634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4.405cm" svg:height="1.348cm" svg:x="11.572cm" svg:y="19.5cm">
          <draw:text-box>
            <text:p><text:span text:style-name="T1">1-Main-2</text:span></text:p>
          </draw:text-box>
        </draw:frame>
        <draw:frame draw:style-name="gr2" draw:text-style-name="P1" draw:layer="layout" svg:width="4.405cm" svg:height="1.348cm" svg:x="16.7cm" svg:y="19.452cm">
          <draw:text-box>
            <text:p><text:span text:style-name="T1">1-Main-1</text:span></text:p>
          </draw:text-box>
        </draw:frame>
        <draw:frame draw:style-name="gr3" draw:text-style-name="P1" draw:layer="layout" svg:width="4.405cm" svg:height="1.348cm" svg:x="6.595cm" svg:y="19.452cm">
          <draw:text-box>
            <text:p><text:span text:style-name="T1">1-Main-3</text:span></text:p>
          </draw:text-box>
        </draw:frame>
        <draw:frame draw:style-name="gr4" draw:text-style-name="P1" draw:layer="layout" svg:width="5.667cm" svg:height="1.348cm" svg:x="21.992cm" svg:y="19.4cm">
          <draw:text-box>
            <text:p><text:span text:style-name="T1">1-Upstream</text:span></text:p>
          </draw:text-box>
        </draw:frame>
        <draw:frame draw:style-name="gr4" draw:text-style-name="P1" draw:layer="layout" svg:width="5.341cm" svg:height="1.348cm" svg:x="0.855cm" svg:y="19.4cm">
          <draw:text-box>
            <text:p><text:span text:style-name="T1">1-Splitter-1</text:span></text:p>
          </draw:text-box>
        </draw:frame>
        <draw:frame draw:style-name="gr4" draw:text-style-name="P1" draw:layer="layout" svg:width="5.908cm" svg:height="1.348cm" svg:x="3.792cm" svg:y="17.7cm">
          <draw:text-box>
            <text:p><text:span text:style-name="T1">1-Transfer-3</text:span></text:p>
          </draw:text-box>
        </draw:frame>
        <draw:frame draw:style-name="gr4" draw:text-style-name="P1" draw:layer="layout" svg:width="5.908cm" svg:height="1.348cm" svg:x="10.592cm" svg:y="17.7cm">
          <draw:text-box>
            <text:p><text:span text:style-name="T1">1-Transfer-2</text:span></text:p>
          </draw:text-box>
        </draw:frame>
        <draw:frame draw:style-name="gr4" draw:text-style-name="P1" draw:layer="layout" svg:width="5.908cm" svg:height="1.348cm" svg:x="3.792cm" svg:y="17.7cm">
          <draw:text-box>
            <text:p><text:span text:style-name="T1">1-Transfer-3</text:span></text:p>
          </draw:text-box>
        </draw:frame>
        <draw:frame draw:style-name="gr4" draw:text-style-name="P1" draw:layer="layout" svg:width="5.908cm" svg:height="1.348cm" svg:x="17.292cm" svg:y="17.7cm">
          <draw:text-box>
            <text:p><text:span text:style-name="T1">1-Transfer-1</text:span></text:p>
          </draw:text-box>
        </draw:frame>
        <draw:frame draw:style-name="gr1" draw:text-style-name="P1" draw:layer="layout" svg:width="4.515cm" svg:height="1.348cm" svg:x="11.517cm" svg:y="0.6cm">
          <draw:text-box>
            <text:p><text:span text:style-name="T1">1-Feed-2</text:span></text:p>
          </draw:text-box>
        </draw:frame>
        <draw:frame draw:style-name="gr5" draw:text-style-name="P1" draw:layer="layout" svg:width="4.515cm" svg:height="1.348cm" svg:x="17.945cm" svg:y="0.552cm">
          <draw:text-box>
            <text:p><text:span text:style-name="T1">1-Feed-1</text:span></text:p>
          </draw:text-box>
        </draw:frame>
        <draw:frame draw:style-name="gr3" draw:text-style-name="P1" draw:layer="layout" svg:width="4.515cm" svg:height="1.348cm" svg:x="4.74cm" svg:y="0.552cm">
          <draw:text-box>
            <text:p><text:span text:style-name="T1">1-Feed-3</text:span></text:p>
          </draw:text-box>
        </draw:frame>
        <draw:frame draw:style-name="gr6" draw:layer="layout" svg:width="2.094cm" svg:height="0.963cm" svg:x="25.711cm" svg:y="15.1cm">
          <draw:text-box>
            <text:p>T-U-1</text:p>
          </draw:text-box>
        </draw:frame>
        <draw:frame draw:style-name="gr7" draw:layer="layout" svg:width="2.085cm" svg:height="0.963cm" draw:transform="rotate (1.59749986435011) translate (21.49cm 17.436cm)">
          <draw:text-box>
            <text:p>L-U-2</text:p>
          </draw:text-box>
        </draw:frame>
        <draw:frame draw:style-name="gr7" draw:layer="layout" svg:width="2.085cm" svg:height="0.963cm" draw:transform="rotate (1.57323978774739) translate (24.665cm 16.225cm)">
          <draw:text-box>
            <text:p>L-U-3</text:p>
          </draw:text-box>
        </draw:frame>
        <draw:frame draw:style-name="gr7" draw:layer="layout" svg:width="2.648cm" svg:height="0.963cm" draw:transform="rotate (1.59837252897611) translate (21.401cm 15.164cm)">
          <draw:text-box>
            <text:p>L-M1_1</text:p>
          </draw:text-box>
        </draw:frame>
        <draw:frame draw:style-name="gr8" draw:layer="layout" svg:width="2.335cm" svg:height="0.963cm" svg:x="25.377cm" svg:y="16.402cm">
          <draw:text-box>
            <text:p>M-U-A</text:p>
          </draw:text-box>
        </draw:frame>
        <draw:frame draw:style-name="gr8" draw:layer="layout" svg:width="2.335cm" svg:height="0.963cm" svg:x="22.678cm" svg:y="16.403cm">
          <draw:text-box>
            <text:p>M-U-B</text:p>
          </draw:text-box>
        </draw:frame>
        <draw:frame draw:style-name="gr6" draw:layer="layout" svg:width="2.382cm" svg:height="0.963cm" svg:x="18.567cm" svg:y="15.501cm">
          <draw:text-box>
            <text:p>T-T1-2</text:p>
          </draw:text-box>
        </draw:frame>
        <draw:frame draw:style-name="gr7" draw:layer="layout" svg:width="2.509cm" svg:height="0.963cm" draw:transform="rotate (1.59749986435011) translate (15.295cm 17.648cm)">
          <draw:text-box>
            <text:p>L-M1-2</text:p>
          </draw:text-box>
        </draw:frame>
        <draw:frame draw:style-name="gr9" draw:layer="layout" svg:width="2.509cm" svg:height="0.963cm" draw:transform="rotate (1.59837252897611) translate (15.191cm 14.867cm)">
          <draw:text-box>
            <text:p>L-M2-1</text:p>
          </draw:text-box>
        </draw:frame>
        <draw:frame draw:style-name="gr8" draw:layer="layout" svg:width="2.758cm" svg:height="0.963cm" svg:x="16.368cm" svg:y="16.604cm">
          <draw:text-box>
            <text:p>M-M1-A</text:p>
          </draw:text-box>
        </draw:frame>
        <draw:frame draw:style-name="gr8" draw:layer="layout" svg:width="2.335cm" svg:height="0.963cm" svg:x="22.679cm" svg:y="16.404cm">
          <draw:text-box>
            <text:p>M-U-B</text:p>
          </draw:text-box>
        </draw:frame>
        <draw:frame draw:style-name="gr8" draw:layer="layout" svg:width="2.623cm" svg:height="0.963cm" draw:transform="rotate (-0.680678408278847) translate (19.03cm 12.886cm)">
          <draw:text-box>
            <text:p>M-T1-B</text:p>
          </draw:text-box>
        </draw:frame>
        <draw:frame draw:style-name="gr9" draw:layer="layout" svg:width="2.402cm" svg:height="0.963cm" draw:transform="rotate (0.0057595865315802) translate (18.334cm 11.726cm)">
          <draw:text-box>
            <text:p>L-T1-3</text:p>
          </draw:text-box>
        </draw:frame>
        <draw:frame draw:style-name="gr7" draw:layer="layout" svg:width="2.373cm" svg:height="0.963cm" svg:x="16.971cm" svg:y="7.602cm">
          <draw:text-box>
            <text:p>L-T1-1</text:p>
          </draw:text-box>
        </draw:frame>
        <draw:frame draw:style-name="gr7" draw:layer="layout" svg:width="2.369cm" svg:height="0.963cm" svg:x="19.874cm" svg:y="7.603cm">
          <draw:text-box>
            <text:p>L-F1-3</text:p>
          </draw:text-box>
        </draw:frame>
        <draw:frame draw:style-name="gr8" draw:layer="layout" svg:width="2.623cm" svg:height="0.963cm" draw:transform="rotate (-1.5678292670674) translate (20.124cm 8.895cm)">
          <draw:text-box>
            <text:p>M-T1-A</text:p>
          </draw:text-box>
        </draw:frame>
        <draw:frame draw:style-name="gr8" draw:layer="layout" svg:width="2.619cm" svg:height="0.963cm" draw:transform="rotate (-1.5678292670674) translate (20.125cm 4.897cm)">
          <draw:text-box>
            <text:p>M-F1-B</text:p>
          </draw:text-box>
        </draw:frame>
        <draw:frame draw:style-name="gr8" draw:layer="layout" svg:width="2.619cm" svg:height="0.963cm" draw:transform="rotate (-1.5678292670674) translate (20.126cm 2.197cm)">
          <draw:text-box>
            <text:p>M-F1-A</text:p>
          </draw:text-box>
        </draw:frame>
        <draw:frame draw:style-name="gr6" draw:layer="layout" svg:width="2.377cm" svg:height="0.963cm" svg:x="20.265cm" svg:y="2.237cm">
          <draw:text-box>
            <text:p>T-F1-1</text:p>
          </draw:text-box>
        </draw:frame>
        <draw:frame draw:style-name="gr9" draw:layer="layout" svg:width="2.402cm" svg:height="0.963cm" draw:transform="rotate (1.59837252897611) translate (18.09cm 4.714cm)">
          <draw:text-box>
            <text:p>L-F1-2</text:p>
          </draw:text-box>
        </draw:frame>
        <draw:frame draw:style-name="gr6" draw:layer="layout" svg:width="2.382cm" svg:height="0.963cm" svg:x="12.368cm" svg:y="15.502cm">
          <draw:text-box>
            <text:p>T-T2-2</text:p>
          </draw:text-box>
        </draw:frame>
        <draw:frame draw:style-name="gr8" draw:layer="layout" svg:width="2.758cm" svg:height="0.963cm" svg:x="9.569cm" svg:y="16.605cm">
          <draw:text-box>
            <text:p>M-M2-A</text:p>
          </draw:text-box>
        </draw:frame>
        <draw:frame draw:style-name="gr8" draw:layer="layout" svg:width="2.623cm" svg:height="0.963cm" draw:transform="rotate (-0.680678408278847) translate (12.831cm 12.887cm)">
          <draw:text-box>
            <text:p>M-T2-B</text:p>
          </draw:text-box>
        </draw:frame>
        <draw:frame draw:style-name="gr9" draw:layer="layout" svg:width="2.402cm" svg:height="0.963cm" draw:transform="rotate (0.0057595865315802) translate (12.135cm 11.727cm)">
          <draw:text-box>
            <text:p>L-T2-3</text:p>
          </draw:text-box>
        </draw:frame>
        <draw:frame draw:style-name="gr7" draw:layer="layout" svg:width="2.373cm" svg:height="0.963cm" svg:x="10.772cm" svg:y="7.603cm">
          <draw:text-box>
            <text:p>L-T2-1</text:p>
          </draw:text-box>
        </draw:frame>
        <draw:frame draw:style-name="gr7" draw:layer="layout" svg:width="2.369cm" svg:height="0.963cm" svg:x="13.675cm" svg:y="7.604cm">
          <draw:text-box>
            <text:p>L-F2-3</text:p>
          </draw:text-box>
        </draw:frame>
        <draw:frame draw:style-name="gr8" draw:layer="layout" svg:width="2.623cm" svg:height="0.963cm" draw:transform="rotate (-1.5678292670674) translate (13.925cm 8.896cm)">
          <draw:text-box>
            <text:p>M-T2-A</text:p>
          </draw:text-box>
        </draw:frame>
        <draw:frame draw:style-name="gr8" draw:layer="layout" svg:width="2.619cm" svg:height="0.963cm" draw:transform="rotate (-1.5678292670674) translate (13.926cm 4.898cm)">
          <draw:text-box>
            <text:p>M-F2-B</text:p>
          </draw:text-box>
        </draw:frame>
        <draw:frame draw:style-name="gr8" draw:layer="layout" svg:width="2.619cm" svg:height="0.963cm" draw:transform="rotate (-1.5678292670674) translate (13.927cm 2.198cm)">
          <draw:text-box>
            <text:p>M-F2-A</text:p>
          </draw:text-box>
        </draw:frame>
        <draw:frame draw:style-name="gr6" draw:layer="layout" svg:width="2.377cm" svg:height="0.963cm" svg:x="14.066cm" svg:y="2.238cm">
          <draw:text-box>
            <text:p>T-F2-1</text:p>
          </draw:text-box>
        </draw:frame>
        <draw:frame draw:style-name="gr9" draw:layer="layout" svg:width="2.402cm" svg:height="0.963cm" draw:transform="rotate (1.59837252897611) translate (11.891cm 4.715cm)">
          <draw:text-box>
            <text:p>L-F2-2</text:p>
          </draw:text-box>
        </draw:frame>
        <draw:frame draw:style-name="gr7" draw:layer="layout" svg:width="2.509cm" svg:height="0.963cm" draw:transform="rotate (1.59749986435011) translate (8.495cm 17.648cm)">
          <draw:text-box>
            <text:p>L-M2-2</text:p>
          </draw:text-box>
        </draw:frame>
        <draw:frame draw:style-name="gr9" draw:layer="layout" svg:width="2.509cm" svg:height="0.963cm" draw:transform="rotate (1.59837252897611) translate (8.391cm 14.867cm)">
          <draw:text-box>
            <text:p>L-M3-1</text:p>
          </draw:text-box>
        </draw:frame>
        <draw:frame draw:style-name="gr6" draw:layer="layout" svg:width="2.382cm" svg:height="0.963cm" svg:x="5.568cm" svg:y="15.502cm">
          <draw:text-box>
            <text:p>T-T3-2</text:p>
          </draw:text-box>
        </draw:frame>
        <draw:frame draw:style-name="gr8" draw:layer="layout" svg:width="2.758cm" svg:height="0.963cm" svg:x="4.069cm" svg:y="16.605cm">
          <draw:text-box>
            <text:p>M-M3-A</text:p>
          </draw:text-box>
        </draw:frame>
        <draw:frame draw:style-name="gr8" draw:layer="layout" svg:width="2.623cm" svg:height="0.963cm" draw:transform="rotate (-0.680678408278847) translate (6.031cm 12.887cm)">
          <draw:text-box>
            <text:p>M-T3-B</text:p>
          </draw:text-box>
        </draw:frame>
        <draw:frame draw:style-name="gr9" draw:layer="layout" svg:width="2.402cm" svg:height="0.963cm" draw:transform="rotate (0.0057595865315802) translate (5.335cm 11.727cm)">
          <draw:text-box>
            <text:p>L-T3-3</text:p>
          </draw:text-box>
        </draw:frame>
        <draw:frame draw:style-name="gr7" draw:layer="layout" svg:width="2.373cm" svg:height="0.963cm" svg:x="3.972cm" svg:y="7.603cm">
          <draw:text-box>
            <text:p>L-T3-1</text:p>
          </draw:text-box>
        </draw:frame>
        <draw:frame draw:style-name="gr7" draw:layer="layout" svg:width="2.369cm" svg:height="0.963cm" svg:x="6.875cm" svg:y="7.604cm">
          <draw:text-box>
            <text:p>L-F3-3</text:p>
          </draw:text-box>
        </draw:frame>
        <draw:frame draw:style-name="gr8" draw:layer="layout" svg:width="2.623cm" svg:height="0.963cm" draw:transform="rotate (-1.5678292670674) translate (7.125cm 8.896cm)">
          <draw:text-box>
            <text:p>M-T3-A</text:p>
          </draw:text-box>
        </draw:frame>
        <draw:frame draw:style-name="gr8" draw:layer="layout" svg:width="2.619cm" svg:height="0.963cm" draw:transform="rotate (-1.5678292670674) translate (7.126cm 4.898cm)">
          <draw:text-box>
            <text:p>M-F3-B</text:p>
          </draw:text-box>
        </draw:frame>
        <draw:frame draw:style-name="gr8" draw:layer="layout" svg:width="2.619cm" svg:height="0.963cm" draw:transform="rotate (-1.5678292670674) translate (7.127cm 2.198cm)">
          <draw:text-box>
            <text:p>M-F3-A</text:p>
          </draw:text-box>
        </draw:frame>
        <draw:frame draw:style-name="gr6" draw:layer="layout" svg:width="2.377cm" svg:height="0.963cm" svg:x="7.266cm" svg:y="2.238cm">
          <draw:text-box>
            <text:p>T-F3-1</text:p>
          </draw:text-box>
        </draw:frame>
        <draw:frame draw:style-name="gr9" draw:layer="layout" svg:width="2.402cm" svg:height="0.963cm" draw:transform="rotate (1.59837252897611) translate (5.091cm 4.715cm)">
          <draw:text-box>
            <text:p>L-F3-2</text:p>
          </draw:text-box>
        </draw:frame>
        <draw:frame draw:style-name="gr7" draw:layer="layout" svg:width="2.509cm" svg:height="0.963cm" draw:transform="rotate (1.59749986435011) translate (2.995cm 17.648cm)">
          <draw:text-box>
            <text:p>L-M3-2</text:p>
          </draw:text-box>
        </draw:frame>
        <draw:frame draw:style-name="gr9" draw:layer="layout" svg:width="2.402cm" svg:height="0.963cm" draw:transform="rotate (1.59837252897611) translate (2.889cm 14.815cm)">
          <draw:text-box>
            <text:p>L-S-2</text:p>
          </draw:text-box>
        </draw:frame>
        <draw:frame draw:style-name="gr10" draw:layer="layout" svg:width="2.402cm" svg:height="0.963cm" draw:transform="rotate (1.59837252897611) translate (2.789cm 12.015cm)">
          <draw:text-box>
            <text:p>T-S-1</text:p>
          </draw:text-box>
        </draw:frame>
        <draw:frame draw:style-name="gr8" draw:layer="layout" svg:width="2.301cm" svg:height="0.963cm" svg:x="0.297cm" svg:y="16.606cm">
          <draw:text-box>
            <text:p>M-S-B</text:p>
          </draw:text-box>
        </draw:frame>
        <draw:frame draw:style-name="gr8" draw:layer="layout" svg:width="2.301cm" svg:height="0.963cm" draw:transform="rotate (-1.5678292670674) translate (1.927cm 12.557cm)">
          <draw:text-box>
            <text:p>M-S-A</text:p>
          </draw:text-box>
        </draw:frame>
        <draw:frame draw:style-name="gr7" draw:layer="layout" svg:width="2.157cm" svg:height="0.963cm" svg:x="0.381cm" svg:y="15.203cm">
          <draw:text-box>
            <text:p>C-S-3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2" draw:layer="layout" svg:width="28.032cm" svg:height="21.063cm" svg:x="-0.032cm" svg:y="0.116cm">
          <draw:text-box>
            <text:p><text:span text:style-name="T2">1-Feed-1</text:span><text:span text:style-name="T2"><text:tab/></text:span><text:span text:style-name="T2"><text:tab/></text:span><text:span text:style-name="T2">00165308EE03</text:span></text:p>
            <text:p><text:span text:style-name="T2">1-Feed-2</text:span><text:span text:style-name="T2"><text:tab/></text:span><text:span text:style-name="T2"><text:tab/></text:span><text:span text:style-name="T2">001653118A50</text:span></text:p>
            <text:p><text:span text:style-name="T2">1-Feed-3</text:span><text:span text:style-name="T2"><text:tab/></text:span><text:span text:style-name="T2"><text:tab/></text:span><text:span text:style-name="T2">0016530D6831</text:span></text:p>
            <text:p><text:span text:style-name="T2">1-Upstre</text:span><text:span text:style-name="T2"><text:tab/></text:span><text:span text:style-name="T2"> <text:s text:c="2"/>0016530EE120</text:span></text:p>
            <text:p><text:span text:style-name="T2">1-T-1</text:span><text:span text:style-name="T2"><text:tab/></text:span><text:span text:style-name="T2"><text:tab/></text:span><text:span text:style-name="T2"><text:tab/></text:span><text:span text:style-name="T2"><text:tab/></text:span><text:span text:style-name="T2">0016530AABDF</text:span><text:span text:style-name="T2"><text:tab/></text:span></text:p>
            <text:p><text:span text:style-name="T2">1-T-2</text:span><text:span text:style-name="T2"><text:tab/></text:span><text:span text:style-name="T2"><text:tab/></text:span><text:span text:style-name="T2"><text:tab/></text:span><text:span text:style-name="T2"><text:tab/></text:span><text:span text:style-name="T2">0016530EE129</text:span></text:p>
            <text:p><text:span text:style-name="T2">1-T-3</text:span><text:span text:style-name="T2"><text:tab/></text:span><text:span text:style-name="T2"><text:tab/></text:span><text:span text:style-name="T2"><text:tab/></text:span><text:span text:style-name="T2"><text:tab/></text:span><text:span text:style-name="T2">0016530A6F56</text:span><text:span text:style-name="T2"><text:tab/></text:span></text:p>
            <text:p><text:span text:style-name="T2">1-Main-1 <text:s/></text:span><text:span text:style-name="T2"><text:tab/></text:span><text:span text:style-name="T2">0016530EE594</text:span><text:span text:style-name="T2"><text:tab/></text:span></text:p>
            <text:p><text:span text:style-name="T2">1-Main-2</text:span><text:span text:style-name="T2"><text:tab/></text:span><text:span text:style-name="T2"><text:tab/></text:span><text:span text:style-name="T2">001653118AC9</text:span><text:span text:style-name="T2"><text:tab/></text:span></text:p>
            <text:p><text:span text:style-name="T2">1-Main-3</text:span><text:span text:style-name="T2"><text:tab/></text:span><text:span text:style-name="T2"><text:tab/></text:span><text:span text:style-name="T2">001653118B91</text:span><text:span text:style-name="T2"><text:tab/></text:span></text:p>
            <text:p><text:span text:style-name="T2">1-Splitt</text:span><text:span text:style-name="T2"><text:tab/></text:span><text:span text:style-name="T2"><text:tab/></text:span><text:span text:style-name="T2"><text:tab/></text:span><text:span text:style-name="T2">001653132A78</text:span><text:tab/></text:p>
          </draw:text-box>
        </draw:fram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" draw:display-name="Gradient 2" draw:style="axial" draw:start-color="#000080" draw:end-color="#800000" draw:start-intensity="100%" draw:end-intensity="100%" draw:angle="300" draw:border="1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gradient" draw:fill-color="#004a4a" draw:fill-gradient-name="Gradient_20_2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12-19T09:27:22.85</meta:creation-date>
    <meta:editing-duration>PT2H46M38S</meta:editing-duration>
    <meta:editing-cycles>16</meta:editing-cycles>
    <dc:date>2017-12-20T11:24:48.43</dc:date>
    <meta:generator>OpenOffice.org/3.4.1$Win32 OpenOffice.org_project/341m1$Build-9593</meta:generator>
    <meta:document-statistic meta:object-count="88"/>
  </office:meta>
</office:document-meta>
</file>